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Standard">
      <style:text-properties style:font-name="Courier 10 Pitch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 10 Pitch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Courier 10 Pitch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font-name="Courier 10 Pitch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Courier 10 Pitch" fo:font-style="normal" style:font-style-asian="normal" style:font-style-complex="normal"/>
    </style:style>
    <style:style style:name="P7" style:family="paragraph" style:parent-style-name="Standard">
      <style:text-properties style:font-name="Courier 10 Pitch" style:text-underline-style="none"/>
    </style:style>
    <style:style style:name="P8" style:family="paragraph" style:parent-style-name="Standard">
      <style:text-properties style:font-name="Courier 10 Pitch" style:text-underline-style="none" fo:font-weight="bold" style:font-weight-asian="bold" style:font-weight-complex="bold"/>
    </style:style>
    <style:style style:name="P9" style:family="paragraph" style:parent-style-name="Standard">
      <style:text-properties style:font-name="Courier 10 Pitch" style:text-underline-style="none" fo:font-weight="normal" style:font-weight-asian="normal" style:font-weight-complex="normal"/>
    </style:style>
    <style:style style:name="P10" style:family="paragraph" style:parent-style-name="Standard">
      <style:text-properties style:font-name="Courier 10 Pitch" fo:font-style="italic" style:font-style-asian="italic" style:font-style-complex="italic"/>
    </style:style>
    <style:style style:name="P11" style:family="paragraph" style:parent-style-name="Standard">
      <style:text-properties style:font-name="Courier 10 Pitch" fo:font-style="italic" style:text-underline-style="none" style:font-style-asian="italic" style:font-style-complex="italic"/>
    </style:style>
    <style:style style:name="P12" style:family="paragraph" style:parent-style-name="Standard">
      <style:text-properties style:font-name="Courier 10 Pitch" fo:font-style="italic" style:text-underline-style="none" fo:font-weight="normal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style:font-name="Courier 10 Pitch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Courier 10 Pitch"/>
    </style:style>
    <style:style style:name="P15" style:family="paragraph" style:parent-style-name="Standard" style:list-style-name="L1">
      <style:text-properties style:font-name="Courier 10 Pitch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QUEST AND RESPONSE FOR TESTCASE OPERATIONS</text:p>
      <text:p text:style-name="P3"/>
      <text:p text:style-name="P1">Request are created by the client process, sent to MODEL layer then forwarded to DATASOURCE layer which interacts with the database.</text:p>
      <text:p text:style-name="P1"/>
      <text:p text:style-name="P2">Opening a Project:</text:p>
      <text:p text:style-name="P1"/>
      <text:p text:style-name="P6"><text:span text:style-name="T1">REQUEST</text:span> :</text:p>
      <text:p text:style-name="P1"/>
      <text:p text:style-name="P1">REQUEST { REQUESTID = METHOD = findAllTestCases <text:s/>ARGS { projectId = <text:s/>} }</text:p>
      <text:p text:style-name="P1"/>
      <text:p text:style-name="P1"><text:span text:style-name="T1">RESPONSE </text:span>:</text:p>
      <text:p text:style-name="P1"/>
      <text:p text:style-name="P1">REQUEST { REQUESTID = METHOD = findAllTestCases <text:s/>ARGS { projectId = <text:s/>} RESULTSET { r1 = (testCaseID, testCaseName, description) r2 = ( ... ) <text:s/>} STATUS = true/false <text:s/>[STATMESSAGE = <text:s/>] }</text:p>
      <text:p text:style-name="P1"/>
      <text:p text:style-name="P10">Database Table = </text:p>
      <text:p text:style-name="P10"/>
      <text:p text:style-name="P10"/>
      <text:p text:style-name="P13">TestCase creation:</text:p>
      <text:p text:style-name="P1"/>
      <text:p text:style-name="P6"><text:span text:style-name="T1">REQUEST</text:span> :</text:p>
      <text:p text:style-name="P1"/>
      <text:p text:style-name="P1">REQUEST { REQUESTID = METHOD = addTestCase <text:s/>ARGS { name = , description = } }</text:p>
      <text:p text:style-name="P1"/>
      <text:p text:style-name="P1"><text:span text:style-name="T1">RESPONSE </text:span>:</text:p>
      <text:p text:style-name="P1"/>
      <text:p text:style-name="P1">REQUEST { REQUESTID = METHOD = addTestCase <text:s/>ARGS { name = , description = <text:s/>} RESULTSET { testCaseId = } STATUS = true/false <text:s/>[STATMESSAGE = <text:s/>] }</text:p>
      <text:p text:style-name="P10"/>
      <text:p text:style-name="P10"/>
      <text:p text:style-name="P11">Database tables: test_case</text:p>
      <text:p text:style-name="P11"/>
      <text:p text:style-name="P1"/>
      <text:p text:style-name="P4">Opening a TestCase:</text:p>
      <text:p text:style-name="P12"/>
      <text:p text:style-name="P12">Gets the list of all messages in a testcase.</text:p>
      <text:p text:style-name="P12"/>
      <text:p text:style-name="P1"><text:span text:style-name="T1">REQUEST</text:span> :</text:p>
      <text:p text:style-name="P1"/>
      <text:p text:style-name="P1">REQUEST { REQUESTID = METHOD = findTestCaseMsgs <text:s/>ARGS { testCaseId = } }</text:p>
      <text:p text:style-name="P1"/>
      <text:p text:style-name="P1"><text:span text:style-name="T1">RESPONSE</text:span>:</text:p>
      <text:p text:style-name="P1"><text:soft-page-break/></text:p>
      <text:p text:style-name="P7">REQUEST { REQUESTID = METHOD = findTestCaseMsgs <text:s/>ARGS { testCaseId = } RESULTSET { r1= ( testCaseMsgId, protocolId, protocolMsgId, name, description, sequence, port, ip ) r2 = ( ... ) } STATUS = <text:s/>true/false [STATMESSAGE = <text:s/>] }</text:p>
      <text:p text:style-name="P9"/>
      <text:p text:style-name="P9">Database tables : test_case_msgs, protocol_message</text:p>
      <text:p text:style-name="P1"/>
      <text:p text:style-name="P1"/>
      <text:p text:style-name="P1"><text:span text:style-name="T7">Adding Messages to the TestCase</text:span>:<text:tab/></text:p>
      <text:p text:style-name="P1"/>
      <text:p text:style-name="P1"/>
      <text:p text:style-name="P1">There are 4 steps to add a message to a testcase:</text:p>
      <text:p text:style-name="P1"/>
      <text:list xml:id="list653187601" text:style-name="L1">
        <text:list-item>
          <text:p text:style-name="P15">Populate the protocol combobox</text:p>
        </text:list-item>
        <text:list-item>
          <text:p text:style-name="P15">Populate the message combobox for the protocol selected in (1)</text:p>
        </text:list-item>
        <text:list-item>
          <text:p text:style-name="P15">Get the tags for the selected message in (2), list them with default values (if any)</text:p>
        </text:list-item>
        <text:list-item>
          <text:p text:style-name="P15">Populate the values for the tags and save</text:p>
        </text:list-item>
      </text:list>
      <text:p text:style-name="P1"/>
      <text:p text:style-name="P1"/>
      <text:p text:style-name="P5">(1) <text:span text:style-name="T6">Get the list of all protocols in combo box</text:span></text:p>
      <text:p text:style-name="P5"/>
      <text:p text:style-name="P1"><text:span text:style-name="T1">REQUEST</text:span> :</text:p>
      <text:p text:style-name="P1"/>
      <text:p text:style-name="P1">REQUEST { REQUESTID = METHOD = findAllProtocols ARGS{ testCaseId = } }</text:p>
      <text:p text:style-name="P1"/>
      <text:p text:style-name="P1"><text:span text:style-name="T1">RESPONSE</text:span>:</text:p>
      <text:p text:style-name="P1"/>
      <text:p text:style-name="P5">REQUEST { REQUESTID = METHOD = findAllProtocols <text:s/>ARGS{ testCaseId = } RESULTSET { r1=( protocolId, name ) r2 ( ... ) } STATUS = <text:s/>true/false [STATMESSAGE = <text:s/>] }</text:p>
      <text:p text:style-name="P5"/>
      <text:p text:style-name="P5">Database tables: protocol</text:p>
      <text:p text:style-name="P5"/>
      <text:p text:style-name="P5"/>
      <text:p text:style-name="P5">(2) <text:span text:style-name="T6">Get the list of all messages for a protocol selected in the combo box (1)</text:span></text:p>
      <text:p text:style-name="P5"/>
      <text:p text:style-name="P1"><text:span text:style-name="T1">REQUEST</text:span> :</text:p>
      <text:p text:style-name="P1"/>
      <text:p text:style-name="P1">REQUEST { REQUESTID = METHOD = findProtocolMsgs <text:span text:style-name="T4">ARGS { testCaseId = protocolId = } </text:span>}</text:p>
      <text:p text:style-name="P1"/>
      <text:p text:style-name="P1"><text:span text:style-name="T1">RESPONSE</text:span>:</text:p>
      <text:p text:style-name="P1"/>
      <text:p text:style-name="P5">REQUEST { REQUESTID = METHOD = findProtocolMsgs <text:s/>ARGS { testCaseId = <text:soft-page-break/>protocolId = } RESULTSET { r1=( protocolMsgId, name ) r2 ( ... ) } STATUS = <text:s/>true/false [STATMESSAGE = <text:s/>] }</text:p>
      <text:p text:style-name="P5"/>
      <text:p text:style-name="P5"/>
      <text:p text:style-name="P5">Database tables: protocol_message</text:p>
      <text:p text:style-name="P5"/>
      <text:p text:style-name="P5"/>
      <text:p text:style-name="P5">(3) <text:span text:style-name="T6">Get the tags for the selected message</text:span></text:p>
      <text:p text:style-name="P5"/>
      <text:p text:style-name="P1"><text:span text:style-name="T1">REQUEST</text:span> :</text:p>
      <text:p text:style-name="P1"/>
      <text:p text:style-name="P1">REQUEST { REQUESTID = METHOD = findMessageTags <text:span text:style-name="T4">ARGS { testCaseId = protocolId = protocolMsgId = } </text:span>}</text:p>
      <text:p text:style-name="P1"/>
      <text:p text:style-name="P1"><text:span text:style-name="T1">RESPONSE</text:span>:</text:p>
      <text:p text:style-name="P1"/>
      <text:p text:style-name="P5">REQUEST { REQUESTID = METHOD = findMessageTags <text:s/>ARGS { testCaseId = protocolId = protocolMsgId = } RESULTSET { r1=( protocolTagId, protocolMsgTagId, name, decription, tagLength, tagType, destDataType, justifyWith, editable, <text:s/>offset, required, defValue ) r2= ( ... ) } STATUS = <text:s/>true/false [STATMESSAGE = <text:s/>] }</text:p>
      <text:p text:style-name="P5"/>
      <text:p text:style-name="P5">Database tables: protocol_message, protocol_all_tags, protocol_msg_tags</text:p>
      <text:p text:style-name="P5"/>
      <text:p text:style-name="P5"/>
      <text:p text:style-name="P1"><text:span text:style-name="T4">(4) </text:span><text:span text:style-name="T6">Save the message to the testcase</text:span></text:p>
      <text:p text:style-name="P1"/>
      <text:p text:style-name="P1"><text:span text:style-name="T1">REQUEST</text:span> :</text:p>
      <text:p text:style-name="P1"/>
      <text:p text:style-name="P1">REQUEST { REQUESTID = METHOD = saveTestCaseMsgs <text:span text:style-name="T4">ARGS { message = (testCaseId, protocolId, protocolMsgId, msgSeq, </text:span><text:span text:style-name="T2">port, ip</text:span><text:span text:style-name="T4">) <text:s/>t1 = ( protocolMsgTagId, tagValue ) t2 = ( ... ) t3 = ( ... ) } </text:span>}</text:p>
      <text:p text:style-name="P1"/>
      <text:p text:style-name="P1"><text:span text:style-name="T1">RESPONSE</text:span>:</text:p>
      <text:p text:style-name="P1"/>
      <text:p text:style-name="P5">REQUEST { REQUESTID = METHOD = saveTestCaseMsgs ARGS { message = (testCaseId, protocolId, protocolMsgId, msgSeq, <text:span text:style-name="T3">port, ip</text:span>) <text:s/>t1 = ( protocolMsgTagId, tagValue ) t2 = ( ... ) t3 = ( ... ) } STATUS = <text:s/>true/false [STATMESSAGE = <text:s/>] }</text:p>
      <text:p text:style-name="P5"/>
      <text:p text:style-name="P5">Database tables: test_case_msgs, protocol_msg_tags</text:p>
      <text:p text:style-name="P5"/>
      <text:p text:style-name="P1"/>
      <text:p text:style-name="P2">Deleting Messages from the TestCase:</text:p>
      <text:p text:style-name="P8"/>
      <text:p text:style-name="P11"/>
      <text:p text:style-name="P1"><text:span text:style-name="T1">REQUEST</text:span> :</text:p>
      <text:p text:style-name="P1"><text:soft-page-break/></text:p>
      <text:p text:style-name="P1">REQUEST { REQUESTID = METHOD = deleteTestCaseMsg <text:s/>ARGS { testCaseId = <text:span text:style-name="T5">testCaseMsgId =</text:span> } }</text:p>
      <text:p text:style-name="P1"/>
      <text:p text:style-name="P1"><text:span text:style-name="T1">RESPONSE</text:span>:</text:p>
      <text:p text:style-name="P1"/>
      <text:p text:style-name="P7">REQUEST { REQUESTID = METHOD = deleteTestCaseMsg <text:s/>ARGS { testCaseId = testCaseMsgId = } STATUS = <text:s/>true/false [STATMESSAGE = <text:s/>] }</text:p>
      <text:p text:style-name="P7"/>
      <text:p text:style-name="P7">Database tables: test_case_msgs<text:tab/></text:p>
      <text:p text:style-name="P7"/>
      <text:p text:style-name="P7"/>
      <text:p text:style-name="P2">Re-Order Messages from the TestCase:</text:p>
      <text:p text:style-name="P9"/>
      <text:p text:style-name="P9"/>
      <text:p text:style-name="P1"><text:span text:style-name="T1">REQUEST</text:span> :</text:p>
      <text:p text:style-name="P1"/>
      <text:p text:style-name="P1">REQUEST { REQUESTID = METHOD = orderTestCaseMsgs <text:s/>ARGS { r1 = ( testCaseId, testCaseMsgId, sequence ) r2 = ( ... ) } }</text:p>
      <text:p text:style-name="P1"/>
      <text:p text:style-name="P1"><text:span text:style-name="T1">RESPONSE</text:span>:</text:p>
      <text:p text:style-name="P1"/>
      <text:p text:style-name="P9">REQUEST { REQUESTID = METHOD = orderTestCaseMsgs <text:s/>ARGS { r1 = ( testCaseId, testCaseMsgId, sequence ) r2 = ( ... ) } STATUS = <text:s/>true/false [STATMESSAGE = <text:s/>] }</text:p>
      <text:p text:style-name="P9"/>
      <text:p text:style-name="P9">Database tables: test_case_msgs </text:p>
      <text:p text:style-name="P9"/>
      <text:p text:style-name="P9"/>
      <text:p text:style-name="P4">Delete a TestCase:</text:p>
      <text:p text:style-name="P9"/>
      <text:p text:style-name="P1"><text:span text:style-name="T1">REQUEST</text:span> :</text:p>
      <text:p text:style-name="P1"/>
      <text:p text:style-name="P1">REQUEST { REQUESTID = METHOD = deleteTestCase <text:s/>ARGS { testCaseId = <text:s/>} }</text:p>
      <text:p text:style-name="P1"/>
      <text:p text:style-name="P1"><text:span text:style-name="T1">RESPONSE</text:span>:</text:p>
      <text:p text:style-name="P1"/>
      <text:p text:style-name="P7">REQUEST { REQUESTID = METHOD = deleteTestCase <text:s/>ARGS { testCaseId = <text:s/>}STATUS = <text:s/>true/false [STATMESSAGE = <text:s/>] }</text:p>
      <text:p text:style-name="P9"/>
      <text:p text:style-name="P9">Database tables: test_case</text:p>
      <text:p text:style-name="P9"/>
      <text:p text:style-name="P9"/>
      <text:p text:style-name="P2">Update a TestCase:</text:p>
      <text:p text:style-name="P2"/>
      <text:p text:style-name="P1"><text:span text:style-name="T1">REQUEST</text:span> :</text:p>
      <text:p text:style-name="P1"/>
      <text:p text:style-name="P1"><text:soft-page-break/>REQUEST { REQUESTID = METHOD = updateTestCase <text:s/>ARGS { testCaseId = <text:s/>name = <text:s/>description = <text:s/>} }</text:p>
      <text:p text:style-name="P1"/>
      <text:p text:style-name="P1"><text:span text:style-name="T1">RESPONSE</text:span>:</text:p>
      <text:p text:style-name="P1"/>
      <text:p text:style-name="P5">REQUEST { REQUESTID = METHOD = updateTestCase <text:s/>ARGS { testCaseId = <text:s/>name = <text:s/>description = <text:s/>}STATUS = <text:s/>true/false [STATMESSAGE = <text:s/>] }</text:p>
      <text:p text:style-name="P5"/>
      <text:p text:style-name="P5">Database tables: test_c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njini </meta:initial-creator>
    <meta:creation-date>2012-08-22T15:05:42</meta:creation-date>
    <dc:date>2012-09-10T11:17:03</dc:date>
    <dc:creator>Renjini </dc:creator>
    <meta:editing-duration>PT28H26M52S</meta:editing-duration>
    <meta:editing-cycles>143</meta:editing-cycles>
    <meta:generator>OpenOffice.org/3.2$Unix OpenOffice.org_project/320m19$Build-9505</meta:generator>
    <meta:document-statistic meta:table-count="0" meta:image-count="0" meta:object-count="0" meta:page-count="5" meta:paragraph-count="75" meta:word-count="754" meta:character-count="4464"/>
  </office:meta>
</office:document-meta>
</file>